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9:<text:s/></text:span><text:span text:style-name="T3">Write a program to check if a number is divisible by 5 using<text:s/></text:span><text:span text:style-name="T4">else condition</text:span><text:span text:style-name="T5">.<text:s/></text:span></text:p>
      <text:p text:style-name="P6"/>
      <text:p text:style-name="Normal">#include &lt;iostream&gt;</text:p>
      <text:p text:style-name="Normal">using namespace std;</text:p>
      <text:p text:style-name="Normal"/>
      <text:p text:style-name="Normal">int main()<text:s/>{</text:p>
      <text:p text:style-name="Normal"><text:s text:c="4"/>int number;</text:p>
      <text:p text:style-name="Normal"><text:s text:c="4"/>court &lt;&lt; “Enter a number:<text:s/><text:s/>“;</text:p>
      <text:p text:style-name="Normal"><text:s text:c="4"/>cin &gt;&gt; number;</text:p>
      <text:p text:style-name="Normal"/>
      <text:p text:style-name="Normal"><text:s text:c="4"/>if<text:s/>(number % 5 == 0) {</text:p>
      <text:p text:style-name="Normal"><text:s text:c="8"/>cout <text:s/>&lt;&lt;<text:s/><text:s/>“The number is divisible by 5.”<text:s/><text:s/>&lt;&lt;<text:s/><text:s/>endl<text:s/>;</text:p>
      <text:p text:style-name="Normal"><text:s text:c="4"/>} else {</text:p>
      <text:p text:style-name="Normal"><text:s text:c="8"/>cout<text:s/><text:s/>&lt;&lt;<text:s/><text:s/>“The number is not divisible by 5.”<text:s/><text:s/>&lt;&lt;<text:s/><text:s/>endl<text:s/>;</text:p>
      <text:p text:style-name="Normal"><text:s text:c="4"/>}</text:p>
      <text:p text:style-name="Normal"><text:s text:c="4"/>Return 0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4:36:00Z</meta:creation-date>
    <dc:date>2024-12-23T04:36:00Z</dc:date>
    <meta:template xlink:href="Normal.dotm" xlink:type="simple"/>
    <meta:editing-cycles>9</meta:editing-cycles>
    <meta:editing-duration>PT240S</meta:editing-duration>
    <meta:document-statistic meta:page-count="1" meta:paragraph-count="1" meta:word-count="60" meta:character-count="406" meta:row-count="2" meta:non-whitespace-character-count="347"/>
  </office:meta>
</office:document-meta>
</file>